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5.97cm" fo:margin-left="-0.199cm" fo:margin-top="0cm" fo:margin-bottom="0cm" table:align="left" style:writing-mode="lr-tb"/>
    </style:style>
    <style:style style:name="Tabla1.A" style:family="table-column">
      <style:table-column-properties style:column-width="5.47cm"/>
    </style:style>
    <style:style style:name="Tabla1.B" style:family="table-column">
      <style:table-column-properties style:column-width="5.258cm"/>
    </style:style>
    <style:style style:name="Tabla1.C" style:family="table-column">
      <style:table-column-properties style:column-width="5.242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9cm" fo:padding-right="0.191cm" fo:padding-top="0cm" fo:padding-bottom="0cm" fo:border="0.5pt solid #00000a"/>
    </style:style>
    <style:style style:name="Tabla1.A2" style:family="table-cell">
      <style:table-cell-properties style:vertical-align="middle" fo:padding-left="0.199cm" fo:padding-right="0.191cm" fo:padding-top="0cm" fo:padding-bottom="0cm" fo:border="0.5pt solid #00000a"/>
    </style:style>
    <style:style style:name="Tabla1.A9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1.B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1.B10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1.B1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1.B12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1.B1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0a7fdb" officeooo:paragraph-rsid="000a7fdb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0c55d2" officeooo:paragraph-rsid="000c55d2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0c9611" officeooo:paragraph-rsid="000c9611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0c9611" officeooo:paragraph-rsid="000d7633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0c9611" officeooo:paragraph-rsid="000feb4e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0c9611" officeooo:paragraph-rsid="0011fdb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0c9611" officeooo:paragraph-rsid="00160a05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normal" officeooo:paragraph-rsid="000feb4e" style:font-weight-asian="normal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normal" officeooo:paragraph-rsid="000d7633" style:font-weight-asian="normal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061fd" officeooo:paragraph-rsid="001061fd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4f486" officeooo:paragraph-rsid="0014f486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c62ec" officeooo:paragraph-rsid="001c62ec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cf5f3" officeooo:paragraph-rsid="001cf5f3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20a283" officeooo:paragraph-rsid="0020a283"/>
    </style:style>
    <style:style style:name="P16" style:family="paragraph" style:parent-style-name="Heading_20_2" style:master-page-name="Standard">
      <style:paragraph-properties style:page-number="auto"/>
    </style:style>
    <style:style style:name="P17" style:family="paragraph" style:parent-style-name="List_20_Paragraph" style:list-style-name="WWNum3">
      <style:paragraph-properties fo:margin-top="0cm" fo:margin-bottom="0cm" loext:contextual-spacing="true" fo:line-height="100%"/>
    </style:style>
    <style:style style:name="P18" style:family="paragraph" style:parent-style-name="List_20_Paragraph" style:list-style-name="WWNum4">
      <style:paragraph-properties fo:margin-top="0cm" fo:margin-bottom="0cm" loext:contextual-spacing="true" fo:line-height="100%" fo:text-align="center" style:justify-single-word="false"/>
    </style:style>
    <style:style style:name="P19" style:family="paragraph" style:parent-style-name="Standard" style:list-style-name="L1">
      <style:paragraph-properties fo:margin-top="0cm" fo:margin-bottom="0cm" loext:contextual-spacing="false" fo:line-height="100%" fo:text-align="center" style:justify-single-word="false"/>
      <style:text-properties officeooo:rsid="000a7fdb" officeooo:paragraph-rsid="000a7fdb"/>
    </style:style>
    <style:style style:name="P20" style:family="paragraph" style:parent-style-name="Standard" style:list-style-name="L1">
      <style:paragraph-properties fo:margin-top="0cm" fo:margin-bottom="0cm" loext:contextual-spacing="false" fo:line-height="100%" fo:text-align="center" style:justify-single-word="false"/>
      <style:text-properties officeooo:rsid="00236506" officeooo:paragraph-rsid="00236506"/>
    </style:style>
    <style:style style:name="P21" style:family="paragraph" style:parent-style-name="Standard" style:list-style-name="L2">
      <style:paragraph-properties fo:margin-top="0cm" fo:margin-bottom="0cm" loext:contextual-spacing="false" fo:line-height="100%" fo:text-align="center" style:justify-single-word="false"/>
      <style:text-properties officeooo:rsid="000c55d2" officeooo:paragraph-rsid="000c55d2"/>
    </style:style>
    <style:style style:name="P22" style:family="paragraph" style:parent-style-name="Standard" style:list-style-name="L3">
      <style:paragraph-properties fo:margin-top="0cm" fo:margin-bottom="0cm" loext:contextual-spacing="false" fo:line-height="100%" fo:text-align="center" style:justify-single-word="false"/>
      <style:text-properties officeooo:rsid="000c9611" officeooo:paragraph-rsid="000c9611"/>
    </style:style>
    <style:style style:name="P23" style:family="paragraph" style:parent-style-name="Standard" style:list-style-name="L4">
      <style:paragraph-properties fo:margin-top="0cm" fo:margin-bottom="0cm" loext:contextual-spacing="false" fo:line-height="100%" fo:text-align="center" style:justify-single-word="false"/>
      <style:text-properties officeooo:rsid="000d7633" officeooo:paragraph-rsid="000d7633"/>
    </style:style>
    <style:style style:name="P24" style:family="paragraph" style:parent-style-name="Standard" style:list-style-name="L4">
      <style:paragraph-properties fo:margin-top="0cm" fo:margin-bottom="0cm" loext:contextual-spacing="false" fo:line-height="100%" fo:text-align="center" style:justify-single-word="false"/>
      <style:text-properties officeooo:rsid="000feb4e" officeooo:paragraph-rsid="000feb4e"/>
    </style:style>
    <style:style style:name="P25" style:family="paragraph" style:parent-style-name="Standard" style:list-style-name="L4">
      <style:paragraph-properties fo:margin-top="0cm" fo:margin-bottom="0cm" loext:contextual-spacing="false" fo:line-height="100%" fo:text-align="center" style:justify-single-word="false"/>
      <style:text-properties officeooo:rsid="00190460" officeooo:paragraph-rsid="00190460"/>
    </style:style>
    <style:style style:name="P26" style:family="paragraph" style:parent-style-name="Standard" style:list-style-name="L4">
      <style:paragraph-properties fo:margin-top="0cm" fo:margin-bottom="0cm" loext:contextual-spacing="false" fo:line-height="100%" fo:text-align="center" style:justify-single-word="false"/>
      <style:text-properties officeooo:rsid="001061fd" officeooo:paragraph-rsid="001061fd"/>
    </style:style>
    <style:style style:name="P27" style:family="paragraph" style:parent-style-name="Standard" style:list-style-name="L4">
      <style:paragraph-properties fo:margin-top="0cm" fo:margin-bottom="0cm" loext:contextual-spacing="false" fo:line-height="100%" fo:text-align="center" style:justify-single-word="false"/>
      <style:text-properties officeooo:rsid="00160a05" officeooo:paragraph-rsid="00160a05"/>
    </style:style>
    <style:style style:name="P28" style:family="paragraph" style:parent-style-name="Standard" style:list-style-name="L4">
      <style:paragraph-properties fo:margin-top="0cm" fo:margin-bottom="0cm" loext:contextual-spacing="false" fo:line-height="100%" fo:text-align="center" style:justify-single-word="false"/>
      <style:text-properties officeooo:rsid="0014f486" officeooo:paragraph-rsid="0014f486"/>
    </style:style>
    <style:style style:name="P29" style:family="paragraph" style:parent-style-name="Standard" style:list-style-name="L4">
      <style:paragraph-properties fo:margin-top="0cm" fo:margin-bottom="0cm" loext:contextual-spacing="false" fo:line-height="100%" fo:text-align="center" style:justify-single-word="false"/>
      <style:text-properties officeooo:rsid="001c62ec" officeooo:paragraph-rsid="001c62ec"/>
    </style:style>
    <style:style style:name="P30" style:family="paragraph" style:parent-style-name="Standard" style:list-style-name="L4">
      <style:paragraph-properties fo:margin-top="0cm" fo:margin-bottom="0cm" loext:contextual-spacing="false" fo:line-height="100%" fo:text-align="center" style:justify-single-word="false"/>
      <style:text-properties officeooo:rsid="0020a283" officeooo:paragraph-rsid="0020a283"/>
    </style:style>
    <style:style style:name="T1" style:family="text">
      <style:text-properties officeooo:rsid="000c961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feb4e"/>
    </style:style>
    <style:style style:name="T4" style:family="text">
      <style:text-properties officeooo:rsid="00104ba6"/>
    </style:style>
    <style:style style:name="T5" style:family="text">
      <style:text-properties officeooo:rsid="0011fdb7"/>
    </style:style>
    <style:style style:name="T6" style:family="text">
      <style:text-properties officeooo:rsid="0014f486"/>
    </style:style>
    <style:style style:name="T7" style:family="text">
      <style:text-properties officeooo:rsid="001951e7"/>
    </style:style>
    <style:style style:name="T8" style:family="text">
      <style:text-properties officeooo:rsid="001a1f3a"/>
    </style:style>
    <style:style style:name="T9" style:family="text">
      <style:text-properties officeooo:rsid="001b772b"/>
    </style:style>
    <style:style style:name="T10" style:family="text">
      <style:text-properties officeooo:rsid="001e3275"/>
    </style:style>
    <style:style style:name="T11" style:family="text">
      <style:text-properties officeooo:rsid="0021fb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>Informe de modificación de los archivos .PHP del sistema recibo pago</text:h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"><text:span text:style-name="Strong">Archivos .php</text:span></text:p>
          </table:table-cell>
          <table:table-cell table:style-name="Tabla1.A1" office:value-type="string">
            <text:p text:style-name="P1"><text:span text:style-name="Strong">Modificaciones o cambios</text:span></text:p>
          </table:table-cell>
          <table:table-cell table:style-name="Tabla1.A1" office:value-type="string">
            <text:p text:style-name="P1"><text:span text:style-name="Strong">Fecha de modificación</text:span></text:p>
          </table:table-cell>
        </table:table-row>
        <table:table-row table:style-name="Tabla1.1">
          <table:table-cell table:style-name="Tabla1.A2" office:value-type="string">
            <text:p text:style-name="P1">Database.php</text:p>
          </table:table-cell>
          <table:table-cell table:style-name="Tabla1.A1" office:value-type="string">
            <text:list xml:id="list2182581680626667493" text:style-name="WWNum3">
              <text:list-item>
                <text:p text:style-name="P17">Líneas 13, 14, 15 <text:span text:style-name="T7">y 16</text:span> modificación de nombres de las BdD correspondientes a los periodos 2015, 2016, 2017 y 2018 respectivamente.</text:p>
              </text:list-item>
              <text:list-item>
                <text:p text:style-name="P17">Línea <text:span text:style-name="T7">10</text:span> modificación de la dirección del host del SIGESP de prueba el cual es 192.168.0.3.</text:p>
              </text:list-item>
              <text:list-item>
                <text:p text:style-name="P17">Línea <text:span text:style-name="T8">11</text:span> modificación de nombre de usuario del SIGESP por ‘<text:span text:style-name="T8">postgres’</text:span></text:p>
              </text:list-item>
              <text:list-item>
                <text:p text:style-name="P17">Línea 1<text:span text:style-name="T9">2</text:span> modificación de la contraseña para acceder a la BdD</text:p>
              </text:list-item>
            </text:list>
          </table:table-cell>
          <table:table-cell table:style-name="Tabla1.A2" office:value-type="string">
            <text:p text:style-name="P1">18/10/18</text:p>
          </table:table-cell>
        </table:table-row>
        <table:table-row table:style-name="Tabla1.1">
          <table:table-cell table:style-name="Tabla1.A2" office:value-type="string">
            <text:p text:style-name="P1">Conexión_postgres.php</text:p>
          </table:table-cell>
          <table:table-cell table:style-name="Tabla1.A1" office:value-type="string">
            <text:list xml:id="list7164119622423744248" text:style-name="WWNum4">
              <text:list-item>
                <text:p text:style-name="P18">Línea 12 modificación de host, port, dbname, user y password para que pueda conectar con la BdD</text:p>
              </text:list-item>
            </text:list>
          </table:table-cell>
          <table:table-cell table:style-name="Tabla1.A2" office:value-type="string">
            <text:p text:style-name="P1">19/10/18</text:p>
          </table:table-cell>
        </table:table-row>
        <table:table-row table:style-name="Tabla1.1">
          <table:table-cell table:style-name="Tabla1.A2" office:value-type="string">
            <text:p text:style-name="P1">Sigesp_snorh_r_recibopago.php</text:p>
          </table:table-cell>
          <table:table-cell table:style-name="Tabla1.A1" office:value-type="string">
            <text:list xml:id="list150328081018571" text:continue-numbering="true" text:style-name="WWNum4">
              <text:list-item>
                <text:p text:style-name="P18">Línea 51, 63, 75 y 88 modificación del año a 2015, 2016, 2017 y 2018 respectivamente</text:p>
              </text:list-item>
              <text:list-item>
                <text:p text:style-name="P18">Línea 293, 294, 296, 297, 299, 300, 302, 303, 305, 306 <text:span text:style-name="T1">modificación</text:span> de año y option <text:span text:style-name="T2">value</text:span> igual respectivamente</text:p>
              </text:list-item>
              <text:list-item>
                <text:p text:style-name="P18"><text:bookmark text:name="_GoBack"/></text:p>
              </text:list-item>
            </text:list>
          </table:table-cell>
          <table:table-cell table:style-name="Tabla1.A2" office:value-type="string">
            <text:p text:style-name="P1">19/10/18</text:p>
          </table:table-cell>
        </table:table-row>
        <table:table-row table:style-name="Tabla1.1">
          <table:table-cell table:style-name="Tabla1.A2" office:value-type="string">
            <text:p text:style-name="P2">sigesp_sessiones.php</text:p>
          </table:table-cell>
          <table:table-cell table:style-name="Tabla1.A1" office:value-type="string">
            <text:list xml:id="list4273612119603912642" text:style-name="L1">
              <text:list-item>
                <text:p text:style-name="P19">Lineas 3, 4, 5, 6, 7, 8, 10 <text:span text:style-name="T1">modificación</text:span> de Host, user, passwd, bases de datos respectivamente</text:p>
              </text:list-item>
              <text:list-item>
                <text:p text:style-name="P20">linea 17 se añadio otro <text:soft-page-break/>canal para agregar imagen ‘ls_firma’ =&gt; ‘firma.jpg’, ‘gi_posicion’ =&gt; ‘2’</text:p>
              </text:list-item>
            </text:list>
          </table:table-cell>
          <table:table-cell table:style-name="Tabla1.A2" office:value-type="string">
            <text:p text:style-name="P2">30/10/18</text:p>
          </table:table-cell>
        </table:table-row>
        <table:table-row table:style-name="Tabla1.1">
          <table:table-cell table:style-name="Tabla1.A2" office:value-type="string">
            <text:p text:style-name="P3">class_funciones_nomina.php</text:p>
          </table:table-cell>
          <table:table-cell table:style-name="Tabla1.A1" office:value-type="string">
            <text:list xml:id="list242247453094562653" text:style-name="L2">
              <text:list-item>
                <text:p text:style-name="P21">Linea 590 <text:span text:style-name="T1">modificación</text:span> de las variables en las que antes del <text:span text:style-name="T1">símbolo</text:span> ‘$’ se encontraba un <text:span text:style-name="T1">símbolo</text:span> ‘&amp;’ el cual no dejaba que interpretara la variable</text:p>
              </text:list-item>
            </text:list>
          </table:table-cell>
          <table:table-cell table:style-name="Tabla1.A2" office:value-type="string">
            <text:p text:style-name="P3">30/10/2018</text:p>
          </table:table-cell>
        </table:table-row>
        <table:table-row table:style-name="Tabla1.1">
          <table:table-cell table:style-name="Tabla1.A2" office:value-type="string">
            <text:p text:style-name="P4">Adodb-postgres64.inc.php</text:p>
          </table:table-cell>
          <table:table-cell table:style-name="Tabla1.A1" office:value-type="string">
            <text:list xml:id="list6364584561365003415" text:style-name="L3">
              <text:list-item>
                <text:p text:style-name="P22">Linea 654 modificación de la expresión split() por la de explode() debido a la versión de php</text:p>
              </text:list-item>
            </text:list>
          </table:table-cell>
          <table:table-cell table:style-name="Tabla1.A2" office:value-type="string">
            <text:p text:style-name="P4">02/11/18</text:p>
          </table:table-cell>
        </table:table-row>
        <table:table-row table:style-name="Tabla1.1">
          <table:table-cell table:style-name="Tabla1.A2" office:value-type="string">
            <text:p text:style-name="P10">adodb.inc.php</text:p>
          </table:table-cell>
          <table:table-cell table:style-name="Tabla1.A1" office:value-type="string">
            <text:list xml:id="list3914358386527008558" text:style-name="L4">
              <text:list-item>
                <text:p text:style-name="P23">Linea 891 <text:span text:style-name="T4">eliminación</text:span> <text:span text:style-name="T3">d</text:span>el <text:span text:style-name="T4">símbolo</text:span> ‘&amp;’ <text:span text:style-name="T4">después</text:span> del <text:span text:style-name="T4">símbolo</text:span> ‘=’</text:p>
              </text:list-item>
            </text:list>
          </table:table-cell>
          <table:table-cell table:style-name="Tabla1.A2" office:value-type="string">
            <text:p text:style-name="P5">02/11/18</text:p>
          </table:table-cell>
        </table:table-row>
        <table:table-row table:style-name="Tabla1.1">
          <table:table-cell table:style-name="Tabla1.A9" office:value-type="string">
            <text:p text:style-name="P9">sigesp_snorh_rpp_recibopago.php</text:p>
          </table:table-cell>
          <table:table-cell table:style-name="Tabla1.B9" office:value-type="string">
            <text:list xml:id="list150327878384123" text:continue-numbering="true" text:style-name="L4">
              <text:list-item>
                <text:p text:style-name="P24">Lineas 499, 521, 525 eliminación del símbolo ‘&amp;’ que se encontraba justo antes de las variables antecedidas por el <text:span text:style-name="T4">símbolo</text:span> ‘$’ respectivamente</text:p>
              </text:list-item>
              <text:list-item>
                <text:p text:style-name="P25">linea 53 se arreglo la <text:span text:style-name="T10">dirección</text:span> de la carpeta donde se encuentra las <text:span text:style-name="T10">imágenes</text:span></text:p>
              </text:list-item>
            </text:list>
          </table:table-cell>
          <table:table-cell table:style-name="Tabla1.A9" office:value-type="string">
            <text:p text:style-name="P6">02/11/18</text:p>
          </table:table-cell>
        </table:table-row>
        <table:table-row table:style-name="Tabla1.1">
          <table:table-cell table:style-name="Tabla1.A9" office:value-type="string">
            <text:p text:style-name="P11">sigesp_c_seguridad.php</text:p>
          </table:table-cell>
          <table:table-cell table:style-name="Tabla1.B10" office:value-type="string">
            <text:list xml:id="list150327732480316" text:continue-numbering="true" text:style-name="L4">
              <text:list-item>
                <text:p text:style-name="P26">Lineas 91, 133, 159, <text:span text:style-name="T5">229 eliminación del símbolo’&amp;’ que antecedía al símbolo ‘$’ de la variable al final de la linea respectivas</text:span></text:p>
              </text:list-item>
              <text:list-item>
                <text:p text:style-name="P27">linea 14 <text:span text:style-name="T6">se agrego la variable ‘$as_anocurso’ a la funcion ‘uf_conectar()’</text:span></text:p>
              </text:list-item>
            </text:list>
          </table:table-cell>
          <table:table-cell table:style-name="Tabla1.A9" office:value-type="string">
            <text:p text:style-name="P7">02/11/18</text:p>
          </table:table-cell>
        </table:table-row>
        <table:table-row table:style-name="Tabla1.1">
          <table:table-cell table:style-name="Tabla1.A9" office:value-type="string">
            <text:p text:style-name="P12">sigesp_c_convertir_monedabsf.php</text:p>
          </table:table-cell>
          <table:table-cell table:style-name="Tabla1.B11" office:value-type="string">
            <text:list xml:id="list150327966593818" text:continue-numbering="true" text:style-name="L4">
              <text:list-item>
                <text:p text:style-name="P28">Linea 23 se agrego la variable ‘$as_anocurso’ a la <text:soft-page-break/><text:span text:style-name="T10">función</text:span> ‘uf_conectar()’</text:p>
              </text:list-item>
            </text:list>
          </table:table-cell>
          <table:table-cell table:style-name="Tabla1.A9" office:value-type="string">
            <text:p text:style-name="P8">02/11/18</text:p>
          </table:table-cell>
        </table:table-row>
        <table:table-row table:style-name="Tabla1.1">
          <table:table-cell table:style-name="Tabla1.A9" office:value-type="string">
            <text:p text:style-name="P13">recuperar_contrasena.php</text:p>
          </table:table-cell>
          <table:table-cell table:style-name="Tabla1.B12" office:value-type="string">
            <text:list xml:id="list150327688041402" text:continue-numbering="true" text:style-name="L4">
              <text:list-item>
                <text:p text:style-name="P29">Linea <text:span text:style-name="T10">20 y </text:span>57 <text:span text:style-name="T10">modificación</text:span> de la conexión a la bd</text:p>
              </text:list-item>
            </text:list>
          </table:table-cell>
          <table:table-cell table:style-name="Tabla1.A9" office:value-type="string">
            <text:p text:style-name="P14">05/11/18</text:p>
          </table:table-cell>
        </table:table-row>
        <table:table-row table:style-name="Tabla1.1">
          <table:table-cell table:style-name="Tabla1.A9" office:value-type="string">
            <text:p text:style-name="P15">Class.pdf.php</text:p>
          </table:table-cell>
          <table:table-cell table:style-name="Tabla1.B13" office:value-type="string">
            <text:list xml:id="list150326429382191" text:continue-numbering="true" text:style-name="L4">
              <text:list-item>
                <text:p text:style-name="P30">Lineas 2856 y 2858 se comentaron ya que no <text:span text:style-name="T11">permitían</text:span> que la imagen se reflejara en el recibo.</text:p>
              </text:list-item>
            </text:list>
          </table:table-cell>
          <table:table-cell table:style-name="Tabla1.A9" office:value-type="string">
            <text:p text:style-name="P15">07/11/1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VE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VE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26</meta:editing-cycles>
    <meta:creation-date>2018-10-18T18:44:00</meta:creation-date>
    <dc:date>2018-11-09T14:18:21.118794810</dc:date>
    <meta:editing-duration>PT9H29M3S</meta:editing-duration>
    <meta:generator>LibreOffice/5.2.7.2$Linux_X86_64 LibreOffice_project/20m0$Build-2</meta:generator>
    <meta:document-statistic meta:table-count="1" meta:image-count="0" meta:object-count="0" meta:page-count="3" meta:paragraph-count="48" meta:word-count="369" meta:character-count="2281" meta:non-whitespace-character-count="197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